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1.1875in"/>
    </style:style>
    <style:style style:name="Table1.E" style:family="table-column">
      <style:table-column-properties style:column-width="1.3333in"/>
    </style:style>
    <style:style style:name="Table1.F" style:family="table-column">
      <style:table-column-properties style:column-width="1.1563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d85ee" officeooo:paragraph-rsid="000d85ee"/>
    </style:style>
    <style:style style:name="P2" style:family="paragraph" style:parent-style-name="Standard">
      <style:text-properties officeooo:rsid="00289c59" officeooo:paragraph-rsid="00289c59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85ee" officeooo:paragraph-rsid="000d8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1b78" officeooo:paragraph-rsid="001c1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050" officeooo:paragraph-rsid="002220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rsid="00289c59" officeooo:paragraph-rsid="00289c59"/>
    </style:style>
    <style:style style:name="P8" style:family="paragraph" style:parent-style-name="Standard">
      <style:text-properties officeooo:rsid="002edf98" officeooo:paragraph-rsid="002edf98"/>
    </style:style>
    <style:style style:name="P9" style:family="paragraph" style:parent-style-name="Standard">
      <style:text-properties officeooo:rsid="002eef4a" officeooo:paragraph-rsid="002eef4a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d85ee"/>
    </style:style>
    <style:style style:name="T2" style:family="text">
      <style:text-properties officeooo:rsid="003203e2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пользователю: <text:conditional-text text:condition="ooow:True" text:string-value-if-true="username" text:string-value-if-false="">username</text:conditional-text></text:p>
      <text:p text:style-name="P1"/>
      <text:p text:style-name="P1">Последняя активность в системе: <text:conditional-text text:condition="ooow:True" text:string-value-if-true="lastseen" text:string-value-if-false="">lastseen</text:conditional-text></text:p>
      <text:p text:style-name="P1"/>
      <text:p text:style-name="P1">Пользователь зарегестрирован на курсах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"><text:tab/><text:span text:style-name="T1">№</text:span></text:p>
          </table:table-cell>
          <table:table-cell table:style-name="Table1.A1" office:value-type="string">
            <text:p text:style-name="P4">Курс</text:p>
          </table:table-cell>
          <table:table-cell table:style-name="Table1.A1" office:value-type="string">
            <text:p text:style-name="P4">Время на раегистрации</text:p>
          </table:table-cell>
          <table:table-cell table:style-name="Table1.A1" office:value-type="string">
            <text:p text:style-name="P4">Время отмены курса</text:p>
          </table:table-cell>
          <table:table-cell table:style-name="Table1.A1" office:value-type="string">
            <text:p text:style-name="P4">Время получения сертификата</text:p>
          </table:table-cell>
          <table:table-cell table:style-name="Table1.F1" office:value-type="string">
            <text:p text:style-name="P4">Правильно/не правильно</text:p>
          </table:table-cell>
        </table:table-row>
        <table:table-row>
          <table:table-cell table:style-name="Table1.A2" office:value-type="string">
            <text:p text:style-name="P3"><text:conditional-text text:condition="ooow:True" text:string-value-if-true="r['pp']" text:string-value-if-false="">r['pp']</text:conditional-text><office:annotation><dc:creator>Unknown Author</dc:creator><dc:date>2019-05-11T20:24:47.401098637</dc:date><text:p text:style-name="P10"><text:span text:style-name="T3">do row for r in courses</text:span></text:p></office:annotation></text:p>
          </table:table-cell>
          <table:table-cell table:style-name="Table1.A2" office:value-type="string">
            <text:p text:style-name="P3"><text:conditional-text text:condition="ooow:True" text:string-value-if-true="r['course']" text:string-value-if-false="">r['course']</text:conditional-text></text:p>
          </table:table-cell>
          <table:table-cell table:style-name="Table1.A2" office:value-type="string">
            <text:p text:style-name="P5"><text:conditional-text text:condition="ooow:True" text:string-value-if-true="r['reg_time']" text:string-value-if-false="">r['reg_time']</text:conditional-text></text:p>
          </table:table-cell>
          <table:table-cell table:style-name="Table1.A2" office:value-type="string">
            <text:p text:style-name="P6"><text:conditional-text text:condition="ooow:True" text:string-value-if-true="r['deact_time']" text:string-value-if-false="">r['deact_time']</text:conditional-text></text:p>
          </table:table-cell>
          <table:table-cell table:style-name="Table1.A2" office:value-type="string">
            <text:p text:style-name="P6"><text:conditional-text text:condition="ooow:True" text:string-value-if-true="r['cert_time']" text:string-value-if-false="">r['cert_time']</text:conditional-text></text:p>
          </table:table-cell>
          <table:table-cell table:style-name="Table1.F2" office:value-type="string">
            <text:p text:style-name="P3"><text:conditional-text text:condition="ooow:True" text:string-value-if-true="r['rf']" text:string-value-if-false="">r['rf']</text:conditional-text></text:p>
          </table:table-cell>
        </table:table-row>
      </table:table>
      <text:p text:style-name="P1"/>
      <text:p text:style-name="P1"/>
      <text:p text:style-name="P2">График активности:</text:p>
      <text:p text:style-name="P2"><office:annotation><dc:creator>Unknown Author</dc:creator><dc:date>2019-05-12T05:22:53.640799422</dc:date><text:p text:style-name="P11"><text:span text:style-name="T4">do text</text:span></text:p><text:p text:style-name="P12"><text:span text:style-name="T4">from document(at='%s' % plt1_path, size=(500,300), sizeUnit='px')</text:span></text:p></office:annotation></text:p>
      <text:p text:style-name="P2"/>
      <text:p text:style-name="P8">График по типам событий:</text:p>
      <text:p text:style-name="P8"><office:annotation><dc:creator>Unknown Author</dc:creator><dc:date>2019-05-12T03:13:11.456861333</dc:date><text:p text:style-name="P13"><text:span text:style-name="T4">do text</text:span></text:p><text:p text:style-name="P13"><text:span text:style-name="T4">from document(at='%s' % plt2_path, size=(500,300), sizeUnit='px')</text:span></text:p></office:annotation></text:p>
      <text:p text:style-name="P9"/>
      <text:p text:style-name="P9">График по предпочитаемым <text:span text:style-name="T2">материалам</text:span>:</text:p>
      <text:p text:style-name="P2"><office:annotation><dc:creator>Unknown Author</dc:creator><dc:date>2019-05-12T04:30:09.502774285</dc:date><text:p text:style-name="P11"><text:span text:style-name="T4">do text</text:span></text:p><text:p text:style-name="P13"><text:span text:style-name="T4">from document(at='%s' % plt3_path, size=(500,300), sizeUnit='px'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5:12:10.799364831</meta:creation-date>
    <dc:date>2019-05-12T05:23:23.641063631</dc:date>
    <meta:editing-duration>PT8H1M2S</meta:editing-duration>
    <meta:editing-cycles>39</meta:editing-cycles>
    <meta:generator>LibreOffice/6.2.3.2$Linux_X86_64 LibreOffice_project/20$Build-2</meta:generator>
    <meta:document-statistic meta:table-count="1" meta:image-count="0" meta:object-count="0" meta:page-count="1" meta:paragraph-count="21" meta:word-count="42" meta:character-count="349" meta:non-whitespace-character-count="324"/>
  </office:meta>
</office:document-meta>
</file>